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6873f"/>
    </style:style>
    <style:style style:name="P2" style:family="paragraph" style:parent-style-name="Standard">
      <style:text-properties officeooo:rsid="000a3b22" officeooo:paragraph-rsid="000a3b22"/>
    </style:style>
    <style:style style:name="P3" style:family="paragraph" style:parent-style-name="Standard">
      <style:text-properties officeooo:paragraph-rsid="000a3b22"/>
    </style:style>
    <style:style style:name="P4" style:family="paragraph" style:parent-style-name="Standard">
      <style:text-properties officeooo:rsid="000fd8cd" officeooo:paragraph-rsid="000fd8cd"/>
    </style:style>
    <style:style style:name="P5" style:family="paragraph" style:parent-style-name="Standard">
      <style:text-properties fo:font-size="17pt" style:text-underline-style="solid" style:text-underline-width="auto" style:text-underline-color="font-color" fo:font-weight="bold" officeooo:rsid="000fd8cd" officeooo:paragraph-rsid="000fd8cd" style:font-size-asian="17pt" style:font-weight-asian="bold" style:font-size-complex="17pt" style:font-weight-complex="bold"/>
    </style:style>
    <style:style style:name="P6" style:family="paragraph" style:parent-style-name="Standard">
      <style:text-properties officeooo:paragraph-rsid="000f1e56"/>
    </style:style>
    <style:style style:name="P7" style:family="paragraph" style:parent-style-name="Standard">
      <style:text-properties officeooo:rsid="00104576" officeooo:paragraph-rsid="00104576"/>
    </style:style>
    <style:style style:name="T1" style:family="text">
      <style:text-properties officeooo:rsid="0006873f"/>
    </style:style>
    <style:style style:name="T2" style:family="text">
      <style:text-properties officeooo:rsid="0007ca15"/>
    </style:style>
    <style:style style:name="T3" style:family="text">
      <style:text-properties officeooo:rsid="000a3b22"/>
    </style:style>
    <style:style style:name="T4" style:family="text">
      <style:text-properties officeooo:rsid="000bf25f"/>
    </style:style>
    <style:style style:name="T5" style:family="text">
      <style:text-properties officeooo:rsid="000d280f"/>
    </style:style>
    <style:style style:name="T6" style:family="text">
      <style:text-properties officeooo:rsid="000f1e56"/>
    </style:style>
    <style:style style:name="T7" style:family="text">
      <style:text-properties officeooo:rsid="000fd8cd"/>
    </style:style>
    <style:style style:name="T8" style:family="text">
      <style:text-properties officeooo:rsid="00104576"/>
    </style:style>
    <style:style style:name="T9" style:family="text">
      <style:text-properties officeooo:rsid="0010e1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Wrangling Report</text:p>
      <text:p text:style-name="P4"/>
      <text:p text:style-name="P1"><text:span text:style-name="T1">The data wrangling process of gather, assess, clean is definitely iterative as I discovered throughout this project. </text:span>Gathering data was relatively straightforward. <text:span text:style-name="T1">However, extreme care was undertaken while gathering data from Twitter using its API methods.</text:span></text:p>
      <text:p text:style-name="P1"/>
      <text:p text:style-name="P1"><text:span text:style-name="T1">I am not familiar with Twitter but I am familiar with API’s. </text:span>I figured that data is data and twitter API is just another API. <text:span text:style-name="T1">Fortunately, </text:span>Tweepy's documentation is quite well done. It facilitated access to twitter's API methods. In fact <text:span text:style-name="T1">T</text:span>weepy did everything. I did not have to understand <text:span text:style-name="T1">T</text:span>witter <text:span text:style-name="T1">platform</text:span> at all. </text:p>
      <text:p text:style-name="Standard"/>
      <text:p text:style-name="Standard"><text:span text:style-name="T8">During the gathering part, t</text:span><text:span text:style-name="T1">he most interesting was the </text:span><text:span text:style-name="T8">API </text:span><text:span text:style-name="T1">authentication.</text:span> I discovered that <text:span text:style-name="T7">T</text:span>witter allows both OAuth 1.0a and OAuth 2.0. Fortunately, <text:span text:style-name="T1">T</text:span>weepy has 2 different handlers for both, namely tweepy.OAuthHandler and tweepy.AppAuthHandler, respectively. I experimented with both authentication handlers just accessing only one <text:span text:style-name="T1">piece of data.</text:span></text:p>
      <text:p text:style-name="Standard"/>
      <text:p text:style-name="Standard">For the purpose of this project, I opted to use AppAuthHandler since it required NO access tokens -- just the bearer token that was generated <text:span text:style-name="T2">simultaneously with</text:span> the <text:span text:style-name="T2">T</text:span>witter API keys.</text:p>
      <text:p text:style-name="Standard">I also used `extended` mode as opposed to `compat` mode since I did not really know what other information I needed from <text:span text:style-name="T2">T</text:span>witter for th<text:span text:style-name="T2">is project</text:span>. I <text:span text:style-name="T2">wanted</text:span> to use this twitter developer account exactly once.</text:p>
      <text:p text:style-name="Standard"/>
      <text:p text:style-name="P2">Although I only had to gather once, the process of assessing and cleaning was done iteratively multiple times. The master code is cleaned up <text:span text:style-name="T7">and organized</text:span> for readability and comprehension. It is not evident from the code that I used pandas methods among many like info(), head(), value_counts(), isnull() repeatedly.</text:p>
      <text:p text:style-name="Standard"/>
      <text:p text:style-name="P3"><text:span text:style-name="T9">Data cleaning</text:span><text:span text:style-name="T3"> was more fascinating than I expected. </text:span><text:span text:style-name="T6">Some tasks like capitalization were trivial; s</text:span><text:span text:style-name="T4">ome tasks were </text:span><text:span text:style-name="T6">much harder </text:span><text:span text:style-name="T4">than some. The 3 most challenging were conflating the dog stages into one column, extracting the ratings, and using the </text:span><text:span text:style-name="T6">information from </text:span><text:span text:style-name="T4">6 predictions columns into </text:span><text:span text:style-name="T6">2 new</text:span><text:span text:style-name="T4"> variables. </text:span><text:span text:style-name="T3">I discovered that the text column contains information from which other columns were derived, like doggo, floofer, pupper, puppo, rating_numerator, and rating_denominator. </text:span><text:span text:style-name="T4">I used regular expressions </text:span><text:span text:style-name="T5">on </text:span><text:span text:style-name="T9">the </text:span><text:span text:style-name="T5">text column</text:span><text:span text:style-name="T4"> to </text:span><text:span text:style-name="T5">extract more info</text:span><text:span text:style-name="T4"> </text:span><text:span text:style-name="T5">for new</text:span><text:span text:style-name="T4"> dog_stage column and </text:span><text:span text:style-name="T5">to gather the proper</text:span><text:span text:style-name="T4"> </text:span><text:span text:style-name="T5">rating_numerator and </text:span><text:span text:style-name="T4">rating_</text:span><text:span text:style-name="T5">denominator.</text:span></text:p>
      <text:p text:style-name="P3"/>
      <text:p text:style-name="P7">Possibly the most interesting part of the project was the process of coding and checking using the prediction columns to create a new dog_breed_prediction and dog_breed_confidence. I took advantage of the boolean in p1_dog, p2_dog, and p3_dog in order to determine which p1, p2, or p3 predictions I would use dog_breed_prediction and accordingly the confidence degree in dog_breed_confidence.</text:p>
      <text:p text:style-name="Standard"/>
      <text:p text:style-name="P6"><text:span text:style-name="T6">Finally, some interesting things were happening as I merged dataframes. </text:span><text:span text:style-name="T7">For awhile, I could not figure out why a column’s datatype would change upon merging. I discovered that pandas does a form of upcasting like int to float </text:span><text:span text:style-name="T8">(and more frustratingly bool to object) </text:span><text:span text:style-name="T7">if a left join in which the left table has keys that are not in the right table. It made sense. But it took some experimentation. I also discovered a form of casting when reading a csv into dataframe. I would write to csv (to_csv()), then read in csv (read_csv()). The datetime dtype of timestamp would always cast to object upon reading. A simple fix was </text:span><text:span text:style-name="T8">set</text:span><text:span text:style-name="T7"> the </text:span><text:span text:style-name="T8">flag parse_dates to True when using read_csv(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6T09:54:44.031627838</meta:creation-date>
    <dc:date>2020-09-06T12:52:24.222512999</dc:date>
    <meta:editing-duration>PT26M36S</meta:editing-duration>
    <meta:editing-cycles>4</meta:editing-cycles>
    <meta:generator>LibreOffice/6.4.5.2$Linux_X86_64 LibreOffice_project/40$Build-2</meta:generator>
    <meta:document-statistic meta:table-count="0" meta:image-count="0" meta:object-count="0" meta:page-count="1" meta:paragraph-count="10" meta:word-count="528" meta:character-count="3348" meta:non-whitespace-character-count="2829"/>
  </office:meta>
</office:document-meta>
</file>